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866c" officeooo:paragraph-rsid="0011866c"/>
    </style:style>
    <style:style style:name="P2" style:family="paragraph" style:parent-style-name="Standard">
      <style:text-properties fo:font-size="12pt" officeooo:rsid="0011866c" officeooo:paragraph-rsid="0011866c" style:font-size-asian="10.5pt" style:font-size-complex="12pt"/>
    </style:style>
    <style:style style:name="P3" style:family="paragraph" style:parent-style-name="Standard">
      <style:text-properties fo:font-size="12pt" officeooo:rsid="0011866c" officeooo:paragraph-rsid="0011866c" style:font-size-asian="10.5pt" style:font-size-complex="12pt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officeooo:rsid="00123a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x Oppgave AIART <text:s text:c="6"/><text:span text:style-name="T1">Projektplan</text:span></text:p>
      <text:p text:style-name="P2"/>
      <text:p text:style-name="P2"/>
      <text:p text:style-name="P2">Teknologier:<text:line-break/><text:tab/>Html</text:p>
      <text:p text:style-name="P2"><text:tab/>Css</text:p>
      <text:p text:style-name="P2"><text:tab/>JS</text:p>
      <text:p text:style-name="P2"><text:tab/></text:p>
      <text:p text:style-name="P2"><text:tab/>VM / Proxmox</text:p>
      <text:p text:style-name="P2"><text:tab/></text:p>
      <text:p text:style-name="P2"><text:tab/>Git / GitHub<text:tab/></text:p>
      <text:p text:style-name="P2"><text:tab/>GitIgnore</text:p>
      <text:p text:style-name="P2"><text:tab/></text:p>
      <text:p text:style-name="P2"><text:tab/>BlackBoxAI</text:p>
      <text:p text:style-name="P2"><text:tab/>ChatGPT</text:p>
      <text:p text:style-name="P2"><text:tab/></text:p>
      <text:p text:style-name="P2"/>
      <text:p text:style-name="P2">Arbeid + tid :<text:line-break/><text:tab/></text:p>
      <text:p text:style-name="P2"><text:tab/>Projektplan → 30m <text:tab/><text:tab/>// Starte å planlegge og lage Plan og raport filene</text:p>
      <text:p text:style-name="P2"/>
      <text:p text:style-name="P2"><text:tab/>Oppstart → 30m<text:tab/><text:tab/>// Lage Repo, laste ned gjøre klart lage fil oppset…</text:p>
      <text:p text:style-name="P2"/>
      <text:p text:style-name="P2"><text:tab/>VM’er → 1T <text:tab/><text:tab/><text:tab/>// Sette opp test og deployment servere</text:p>
      <text:p text:style-name="P2"/>
      <text:p text:style-name="P2"><text:tab/>NFS → 20m<text:tab/><text:tab/><text:tab/>// Sette opp NFS til alle tre serverne</text:p>
      <text:p text:style-name="P2"/>
      <text:p text:style-name="P2"><text:tab/>Bilde Rundelle → 2T <text:tab/>// Lage Bilde Rundellen og siden</text:p>
      <text:p text:style-name="P2"/>
      <text:p text:style-name="P2"><text:tab/><text:span text:style-name="T2">Popup → 30m<text:tab/><text:tab/><text:tab/>// Når man clicker på bilde skal det bli stort som en popup</text:span></text:p>
      <text:p text:style-name="P2"/>
      <text:p text:style-name="P2"><text:tab/>Skrive ferdig rapot → 1T <text:tab/>// Skrive ferdig raport</text:p>
      <text:p text:style-name="P2"><text:tab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08:45:35.145773285</meta:creation-date>
    <dc:date>2024-02-26T12:39:50.264466770</dc:date>
    <meta:editing-duration>PT3H10M3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103" meta:character-count="561" meta:non-whitespace-character-count="434"/>
  </office:meta>
</office:document-meta>
</file>